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laboradores:</text:p>
      <text:p text:style-name="Standard"/>
      <text:p text:style-name="Standard">Nestor B<text:span text:style-name="T1">eta</text:span>za Cruz 26 de febrero de 1993</text:p>
      <text:p text:style-name="Standard"><text:span text:style-name="T1">M</text:span>aximiliano Tec Cocom 21 de agosto de 1992</text:p>
      <text:p text:style-name="Standard">Samuel Rojas Too 01 de septiembre de 1993</text:p>
      <text:p text:style-name="Standard"/>
      <text:p text:style-name="Standard">Propuestas de nombres:</text:p>
      <text:p text:style-name="Standard"/>
      <text:p text:style-name="Standard">Dominios ideales: .com, .digital, <text:s/>.net, .ventures (emprendimientos*)</text:p>
      <text:p text:style-name="Standard">Dominios a analizar (dependiendo las tareas a desempeñar) : .consulting, .foundation, .prof, .services, .solutions, .system, .team, .technology, </text:p>
      <text:p text:style-name="Standard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Disponibles</text:p>
            <text:p text:style-name="P2"/>
          </table:table-cell>
        </table:table-row>
        <table:table-row>
          <table:table-cell table:style-name="Tabla1.A2" office:value-type="string">
            <text:p text:style-name="Standard">chronos</text:p>
          </table:table-cell>
          <table:table-cell table:style-name="Tabla1.B2" office:value-type="string">
            <text:p text:style-name="Table_20_Contents">chronosweb.digital</text:p>
          </table:table-cell>
        </table:table-row>
        <table:table-row>
          <table:table-cell table:style-name="Tabla1.A2" office:value-type="string">
            <text:p text:style-name="Standard">Triad (termino músical en ingles)*</text:p>
          </table:table-cell>
          <table:table-cell table:style-name="Tabla1.B2" office:value-type="string">
            <text:p text:style-name="Table_20_Contents">triadcore.com</text:p>
            <text:p text:style-name="Table_20_Contents">triadcore.digital</text:p>
            <text:p text:style-name="Table_20_Contents">triadgroup.digital</text:p>
            <text:p text:style-name="Table_20_Contents">triadcode.digital</text:p>
            <text:p text:style-name="Table_20_Contents">triadcode.com</text:p>
          </table:table-cell>
        </table:table-row>
        <table:table-row>
          <table:table-cell table:style-name="Tabla1.A2" office:value-type="string">
            <text:p text:style-name="Standard">dux (líder en latín o eso dice wikipedia, encontre el termine leyendo un poco la composición del canon)</text:p>
          </table:table-cell>
          <table:table-cell table:style-name="Tabla1.B2" office:value-type="string">
            <text:p text:style-name="Table_20_Contents">duxcode</text:p>
            <text:p text:style-name="Table_20_Contents">codedux</text:p>
            <text:p text:style-name="Table_20_Contents">developersdux</text:p>
          </table:table-cell>
        </table:table-row>
        <table:table-row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Standard">Fusión de nombres xD</text:p>
            <text:p text:style-name="Standard">nestmax-s.com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onceptos que debemos involucrar</text:p>
      <text:p text:style-name="Standard"/>
      <text:p text:style-name="Standard">Analisis </text:p>
      <text:p text:style-name="Standard">Desarrollo </text:p>
      <text:p text:style-name="Standard">Configuración </text:p>
      <text:p text:style-name="Standard">Instalación </text:p>
      <text:p text:style-name="Standard">Implementación</text:p>
      <text:p text:style-name="Standard">Automarizar procesos</text:p>
      <text:p text:style-name="Standard">Innovación</text:p>
      <text:p text:style-name="Standard">Gestión</text:p>
      <text:p text:style-name="Standard">Asesoramiento</text:p>
      <text:p text:style-name="Standard">Comunicación</text:p>
      <text:p text:style-name="Standard">Investig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9T06:01:12.09</meta:creation-date>
    <dc:date>2017-07-19T08:08:45.77</dc:date>
    <meta:editing-duration>PT2H7M30S</meta:editing-duration>
    <meta:editing-cycles>11</meta:editing-cycles>
    <meta:generator>OpenOffice/4.1.3$Win32 OpenOffice.org_project/413m1$Build-9783</meta:generator>
    <meta:document-statistic meta:table-count="1" meta:image-count="0" meta:object-count="0" meta:page-count="2" meta:paragraph-count="35" meta:word-count="108" meta:character-count="857"/>
  </office:meta>
</office:document-meta>
</file>